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0.626cm" fo:min-width="0.1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1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0.75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style:font-name="メイリオ1" fo:font-size="13pt" style:font-name-asian="メイリオ" style:font-size-asian="13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メイリオ1" fo:font-size="13pt" style:font-name-asian="メイリオ" style:font-size-asian="13pt"/>
    </style:style>
    <style:style style:name="P4" style:family="paragraph">
      <style:paragraph-properties fo:text-align="center" style:writing-mode="lr-tb"/>
      <style:text-properties style:font-name="メイリオ1" fo:font-size="13pt" style:font-name-asian="メイリオ" style:font-size-asian="13pt"/>
    </style:style>
    <style:style style:name="T1" style:family="text">
      <style:text-properties style:font-name="メイリオ1" fo:font-size="13pt" style:font-name-asian="メイリオ" style:font-size-asian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75cm" svg:height="1.75cm" draw:transform="rotate (-1.5707963267949) translate (15cm 3.7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604cm" svg:height="0.937cm" svg:x="13.396cm" svg:y="2.563cm">
          <draw:text-box>
            <text:p text:style-name="P2"><text:span text:style-name="T1">URL</text:span></text:p>
          </draw:text-box>
        </draw:frame>
        <draw:custom-shape draw:style-name="gr3" draw:text-style-name="P4" draw:layer="layout" svg:width="11.25cm" svg:height="1.25cm" svg:x="8.75cm" svg:y="5cm">
          <text:p text:style-name="P4"><text:span text:style-name="T1">ページの取得（</text:span><text:span text:style-name="T1">requests</text:span><text:span text:style-name="T1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25cm" svg:height="1.25cm" svg:x="8.75cm" svg:y="7.5cm">
          <text:p text:style-name="P4"><text:span text:style-name="T1">テキストの取得（</text:span><text:span text:style-name="T1">bs4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25cm" svg:height="1.25cm" svg:x="8.75cm" svg:y="12.5cm">
          <text:p text:style-name="P4"><text:span text:style-name="T1">頻度のカウント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25cm" svg:height="1.25cm" svg:x="8.75cm" svg:y="15cm">
          <text:p text:style-name="P4"><text:span text:style-name="T1">WordCloud</text:span><text:span text:style-name="T1">の生成（</text:span><text:span text:style-name="T1">wordcloud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1.75cm" draw:transform="rotate (-1.5707963267949) translate (15cm 6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75cm" svg:height="1.75cm" draw:transform="rotate (-1.5707963267949) translate (15cm 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75cm" svg:height="1.75cm" draw:transform="rotate (-1.5707963267949) translate (15cm 1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1.25cm" svg:height="1.25cm" svg:x="8.75cm" svg:y="10cm">
          <text:p text:style-name="P4"><text:span text:style-name="T1">単語への分解（</text:span><text:span text:style-name="T1">janome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1.75cm" draw:transform="rotate (-1.5707963267949) translate (15cm 11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02T15:58:18.949000000</dc:date>
    <meta:editing-duration>PT4H24M12S</meta:editing-duration>
    <meta:editing-cycles>6</meta:editing-cycles>
    <meta:generator>LibreOffice/7.2.7.2$Windows_X86_64 LibreOffice_project/8d71d29d553c0f7dcbfa38fbfda25ee34cce99a2</meta:generator>
    <meta:document-statistic meta:object-count="11"/>
  </office:meta>
</office:document-meta>
</file>